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60000099500000995BA3BB37B.wmf"/>
  <manifest:file-entry manifest:media-type="" manifest:full-path="Pictures/20000007000092A2000092418D7AF5BF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91cm" fo:margin-left="-0.191cm" fo:margin-top="0cm" fo:margin-bottom="0cm" table:align="left" style:writing-mode="lr-tb"/>
    </style:style>
    <style:style style:name="Table1.A" style:family="table-column">
      <style:table-column-properties style:column-width="5.429cm"/>
    </style:style>
    <style:style style:name="Table1.B" style:family="table-column">
      <style:table-column-properties style:column-width="5.427cm"/>
    </style:style>
    <style:style style:name="Table1.C" style:family="table-column">
      <style:table-column-properties style:column-width="5.435cm"/>
    </style:style>
    <style:style style:name="Table1.1" style:family="table-row">
      <style:table-row-properties style:min-row-height="0.792cm" style:keep-together="true" fo:keep-together="auto"/>
    </style:style>
    <style:style style:name="Table1.A1" style:family="table-cell">
      <style:table-cell-properties fo:background-color="#5b9bd5" fo:padding-left="0.191cm" fo:padding-right="0.19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1.924cm" style:keep-together="true" fo:keep-together="auto"/>
    </style:style>
    <style:style style:name="Table1.A2" style:family="table-cell">
      <style:table-cell-properties fo:padding-left="0.191cm" fo:padding-right="0.191cm" fo:padding-top="0cm" fo:padding-bottom="0cm" fo:border="0.018cm solid #00000a"/>
    </style:style>
    <style:style style:name="Table1.3" style:family="table-row">
      <style:table-row-properties style:min-row-height="2.028cm" style:keep-together="true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 fo:text-align="start" style:justify-single-word="false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7" style:family="paragraph" style:parent-style-name="Standard">
      <style:paragraph-properties fo:margin-top="0cm" fo:margin-bottom="0cm" fo:line-height="100%" fo:text-align="start" style:justify-single-word="false"/>
      <style:text-properties fo:language="en" fo:country="US"/>
    </style:style>
    <style:style style:name="P8" style:family="paragraph" style:parent-style-name="Title">
      <style:paragraph-properties fo:text-align="center" style:justify-single-word="false"/>
    </style:style>
    <style:style style:name="P9" style:family="paragraph" style:parent-style-name="Title">
      <style:text-properties fo:language="en" fo:country="US"/>
    </style:style>
    <style:style style:name="P10" style:family="paragraph" style:parent-style-name="Title" style:master-page-name="Standard">
      <style:paragraph-properties fo:text-align="center" style:justify-single-word="false" style:page-number="auto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opacity="0%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1" svg:width="4.232cm" svg:height="4.232cm" svg:x="0cm" svg:y="0cm">
        <draw:image xlink:href="Pictures/20000007000092A2000092418D7AF5BF.wmf" xlink:type="simple" xlink:show="embed" xlink:actuate="onLoad">
          <text:p/>
        </draw:image>
      </draw:frame>
      <draw:frame text:anchor-type="page" text:anchor-page-number="0" draw:z-index="1" draw:name="Picture 3" draw:style-name="gr1" draw:text-style-name="P11" svg:width="4.153cm" svg:height="4.153cm" svg:x="0cm" svg:y="0cm">
        <draw:image xlink:href="Pictures/200000060000099500000995BA3BB37B.wmf" xlink:type="simple" xlink:show="embed" xlink:actuate="onLoad">
          <text:p/>
        </draw:image>
      </draw:frame>
      <text:p text:style-name="P10"/>
      <text:p text:style-name="P8"><text:span text:style-name="T1"/></text:p>
      <text:p text:style-name="P8"><text:span text:style-name="T1"/></text:p>
      <text:p text:style-name="P8"><text:span text:style-name="T1">Software Engineering 2 Project</text:span></text:p>
      <text:p text:style-name="P8"><text:span text:style-name="T1">Computational Cluster</text:span></text:p>
      <text:p text:style-name="P2"/>
      <text:p text:style-name="P1"/>
      <text:p text:style-name="P9"/>
      <text:p text:style-name="P8"><text:span text:style-name="T1"><draw:frame draw:style-name="fr1" text:anchor-type="as-char" svg:width="4.233cm" svg:height="4.233cm" draw:z-index="2"><draw:image xlink:href="Pictures/20000007000092A2000092418D7AF5BF.wmf" xlink:type="simple" xlink:show="embed" xlink:actuate="onLoad"/></draw:frame></text:span><text:span text:style-name="T1"><draw:frame draw:style-name="fr1" text:anchor-type="as-char" svg:width="4.152cm" svg:height="4.152cm" draw:z-index="3"><draw:image xlink:href="Pictures/200000060000099500000995BA3BB37B.wmf" xlink:type="simple" xlink:show="embed" xlink:actuate="onLoad"/></draw:frame></text:span></text:p>
      <text:p text:style-name="Standard"/>
      <text:list xml:id="list314734469468586722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>Group 4:</text:h>
            </text:list-item>
          </text:list>
        </text:list-item>
      </text:list>
      <text:p text:style-name="Standard"/>
      <text:list xml:id="list22554065" text:continue-numbering="true" text:style-name="Outline">
        <text:list-item>
          <text:list>
            <text:list-item>
              <text:h text:style-name="Heading_20_2" text:outline-level="2">Alicja Kostrzewa</text:h>
            </text:list-item>
            <text:list-item>
              <text:h text:style-name="Heading_20_2" text:outline-level="2">Karol Muszyński</text:h>
            </text:list-item>
            <text:list-item>
              <text:h text:style-name="Heading_20_2" text:outline-level="2">Łukasz Włodarczyk</text:h>
            </text:list-item>
            <text:list-item>
              <text:h text:style-name="Heading_20_2" text:outline-level="2"><text:span text:style-name="T1">Michał Grabowski</text:span></text:h>
            </text:list-item>
            <text:list-item>
              <text:h text:style-name="Heading_20_2" text:outline-level="2"><text:span text:style-name="T1">Hubert Hunia</text:span></text:h>
            </text:list-item>
          </text:list>
        </text:list-item>
      </text:list>
      <text:p text:style-name="P1"/>
      <text:p text:style-name="P1"/>
      <text:p text:style-name="P1"/>
      <text:list xml:id="list22527995" text:continue-numbering="true" text:style-name="Outline">
        <text:list-item>
          <text:h text:style-name="Heading_20_1" text:outline-level="1"><text:soft-page-break/><text:span text:style-name="T1">1. PROJECT OVERVIEW</text:span></text:h>
        </text:list-item>
      </text:list>
      <text:p text:style-name="Standard"><text:span text:style-name="T1"><text:s text:c="2"/>Computational Cluster organizes and executes time consuming computational tasks. Especially for exact optimization algorithms with o(2n) time complexity. The architecture of a system and a communication protocol design focuses on maximizing the effective usage of a resources (i.e. usage of computational power).Project will be developed in C++ and C# programming languages with the use of Microsoft Visual Studio 2012 IDE.</text:span></text:p>
      <text:p text:style-name="Standard"><text:span text:style-name="Heading_20_1_20_Char"><text:span text:style-name="T1">2. TASKS</text:span></text:span></text:p>
      <text:list xml:id="list2253666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1. Create Communication Server</text:span></text:h>
                </text:list-item>
              </text:list>
            </text:list-item>
          </text:list>
        </text:list-item>
      </text:list>
      <text:p text:style-name="Standard"><text:span text:style-name="T1">a. Core of Communication Server</text:span></text:p>
      <text:p text:style-name="Standard"><text:span text:style-name="T1">b. Processing messages from/to Client</text:span></text:p>
      <text:p text:style-name="Standard"><text:span text:style-name="T1">c. Processing messages from/to Node</text:span></text:p>
      <text:p text:style-name="Standard"><text:span text:style-name="T1">d. Processing messages from/to Task Manager</text:span></text:p>
      <text:p text:style-name="Standard"><text:span text:style-name="T1">e. Crash/error handling</text:span></text:p>
      <text:p text:style-name="Standard"><text:span text:style-name="T1">f. Testing</text:span></text:p>
      <text:p text:style-name="P1"/>
      <text:list xml:id="list2254664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2. Task Manager</text:span></text:h>
                </text:list-item>
              </text:list>
            </text:list-item>
          </text:list>
        </text:list-item>
      </text:list>
      <text:p text:style-name="Standard"><text:span text:style-name="T1">a. Core of Task Manager</text:span></text:p>
      <text:p text:style-name="Standard"><text:span text:style-name="T1">b. Processing messages from/to Server</text:span></text:p>
      <text:p text:style-name="Standard"><text:span text:style-name="T1">c. Dividing task</text:span></text:p>
      <text:p text:style-name="Standard"><text:span text:style-name="T1">d. Crash/error handling</text:span></text:p>
      <text:p text:style-name="Standard"><text:span text:style-name="T1">e. Testing</text:span></text:p>
      <text:p text:style-name="P1"/>
      <text:list xml:id="list225497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3. Computational Node</text:span></text:h>
                </text:list-item>
              </text:list>
            </text:list-item>
          </text:list>
        </text:list-item>
      </text:list>
      <text:p text:style-name="Standard"><text:span text:style-name="T1">a. Core of Computational Node</text:span></text:p>
      <text:p text:style-name="Standard"><text:span text:style-name="T1">b. Processing messages from/to Server</text:span></text:p>
      <text:p text:style-name="Standard"><text:span text:style-name="T1">c. Crash/error handling</text:span></text:p>
      <text:p text:style-name="Standard"><text:span text:style-name="T1">d. Testing</text:span></text:p>
      <text:p text:style-name="P1"/>
      <text:list xml:id="list2252607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1">4. Computational Client</text:span></text:h>
                </text:list-item>
              </text:list>
            </text:list-item>
          </text:list>
        </text:list-item>
      </text:list>
      <text:p text:style-name="Standard"><text:span text:style-name="T1">a. Core of Client</text:span></text:p>
      <text:p text:style-name="Standard"><text:span text:style-name="T1">b. Integration with Server</text:span></text:p>
      <text:p text:style-name="Standard"><text:span text:style-name="T1">c. Crash/error handling</text:span></text:p>
      <text:p text:style-name="Standard"><text:span text:style-name="T1">d. Testing</text:span></text:p>
      <text:list xml:id="list22533321" text:continue-numbering="true" text:style-name="Outline">
        <text:list-item>
          <text:h text:style-name="Heading_20_1" text:outline-level="1"><text:soft-page-break/><text:span text:style-name="T1">3. SOFTWARE METHODOLOGY</text:span></text:h>
        </text:list-item>
      </text:list>
      <text:p text:style-name="P1"/>
      <text:p text:style-name="Standard"><text:span text:style-name="T1">1. Prepare repository</text:span></text:p>
      <text:p text:style-name="Standard"><text:span text:style-name="T1">2. Prepare whole flow of app</text:span></text:p>
      <text:p text:style-name="Standard"><text:span text:style-name="T1">3. Implement core of apps without remote services</text:span></text:p>
      <text:p text:style-name="Standard"><text:span text:style-name="T1">4. Testing</text:span></text:p>
      <text:p text:style-name="Standard"><text:span text:style-name="T1">5. Implement communication between services</text:span></text:p>
      <text:p text:style-name="Standard"><text:span text:style-name="T1">6. Testing integration between components</text:span></text:p>
      <text:p text:style-name="Standard"><text:span text:style-name="T1">7. Error handling and implementing algorithms</text:span></text:p>
      <text:list xml:id="list22548539" text:continue-numbering="true" text:style-name="Outline">
        <text:list-item>
          <text:h text:style-name="Heading_20_1" text:outline-level="1"><text:span text:style-name="T1">4.Milestones </text:span><text:bookmark text:name="_GoBack"/></text:h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">Date</text:span></text:p>
          </table:table-cell>
          <table:table-cell table:style-name="Table1.A1" office:value-type="string">
            <text:p text:style-name="P4"><text:span text:style-name="T1">Who</text:span></text:p>
          </table:table-cell>
          <table:table-cell table:style-name="Table1.A1" office:value-type="string">
            <text:p text:style-name="P4"><text:span text:style-name="T1">Description</text:span></text:p>
          </table:table-cell>
        </table:table-row>
        <table:table-row table:style-name="Table1.2">
          <table:table-cell table:style-name="Table1.A2" office:value-type="string">
            <text:p text:style-name="P4">02.03.2015</text:p>
          </table:table-cell>
          <table:table-cell table:style-name="Table1.A2" office:value-type="string">
            <text:p text:style-name="P5"><text:span text:style-name="T1">Karol Muszyński</text:span></text:p>
          </table:table-cell>
          <table:table-cell table:style-name="Table1.A2" office:value-type="string">
            <text:p text:style-name="P3"><text:span text:style-name="T1">Create GIT repository</text:span></text:p>
          </table:table-cell>
        </table:table-row>
        <table:table-row table:style-name="Table1.3">
          <table:table-cell table:style-name="Table1.A2" office:value-type="string">
            <text:p text:style-name="P4"><text:span text:style-name="T1">10.03.2015</text:span></text:p>
          </table:table-cell>
          <table:table-cell table:style-name="Table1.A2" office:value-type="string">
            <text:p text:style-name="P5">Karol Muszyński</text:p>
            <text:p text:style-name="P5">Alicja Kostrzewa</text:p>
            <text:p text:style-name="P5">Hubert Hunia</text:p>
            <text:p text:style-name="P5">Łukasz Włodarczyk</text:p>
            <text:p text:style-name="P5">Michał Grabowski</text:p>
          </table:table-cell>
          <table:table-cell table:style-name="Table1.A2" office:value-type="string">
            <text:p text:style-name="P3"><text:span text:style-name="T1">Test repository and deliver to evaluate + startup documentation.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16.03.2015</text:span></text:p>
          </table:table-cell>
          <table:table-cell table:style-name="Table1.A2" office:value-type="string">
            <text:p text:style-name="P5">Łukasz Włodarczyk</text:p>
            <text:p text:style-name="P5">Michał Grabowski</text:p>
          </table:table-cell>
          <table:table-cell table:style-name="Table1.A2" office:value-type="string">
            <text:p text:style-name="P3"><text:span text:style-name="T1">SVN repository correction.</text:span></text:p>
          </table:table-cell>
        </table:table-row>
        <table:table-row table:style-name="Table1.3">
          <table:table-cell table:style-name="Table1.A2" office:value-type="string">
            <text:p text:style-name="P4"><text:span text:style-name="T1">18.03.2015</text:span></text:p>
          </table:table-cell>
          <table:table-cell table:style-name="Table1.A2" office:value-type="string">
            <text:p text:style-name="P5">Alicja Kostrzewa</text:p>
            <text:p text:style-name="P5">Hubert Hunia</text:p>
            <text:p text:style-name="P7"/>
          </table:table-cell>
          <table:table-cell table:style-name="Table1.A2" office:value-type="string">
            <text:p text:style-name="P3"><text:span text:style-name="T1">Prepare xml files.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19.03 to 23.03.2015</text:span></text:p>
            <text:p text:style-name="P6"/>
          </table:table-cell>
          <table:table-cell table:style-name="Table1.A2" office:value-type="string">
            <text:p text:style-name="P5">Karol Muszyński</text:p>
            <text:p text:style-name="P5">Michał Grabowski</text:p>
            <text:p text:style-name="P7"/>
          </table:table-cell>
          <table:table-cell table:style-name="Table1.A2" office:value-type="string">
            <text:p text:style-name="P3"><text:span text:style-name="T1">Computational Client and Server create.</text:span></text:p>
          </table:table-cell>
        </table:table-row>
        <table:table-row table:style-name="Table1.3">
          <table:table-cell table:style-name="Table1.A2" office:value-type="string">
            <text:p text:style-name="P4"><text:span text:style-name="T1">23.03.2015</text:span></text:p>
          </table:table-cell>
          <table:table-cell table:style-name="Table1.A2" office:value-type="string">
            <text:p text:style-name="P5">Karol Muszyński</text:p>
            <text:p text:style-name="P5">Alicja Kostrzewa</text:p>
            <text:p text:style-name="P5">Hubert Hunia</text:p>
            <text:p text:style-name="P5">Łukasz Włodarczyk</text:p>
            <text:p text:style-name="P5">Michał Grabowski</text:p>
          </table:table-cell>
          <table:table-cell table:style-name="Table1.A2" office:value-type="string">
            <text:p text:style-name="P3"><text:span text:style-name="T1">Test communication.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29.03.2015</text:span></text:p>
          </table:table-cell>
          <table:table-cell table:style-name="Table1.A2" office:value-type="string">
            <text:p text:style-name="P5">Alicja Kostrzewa</text:p>
            <text:p text:style-name="P5">Hubert Hunia</text:p>
            <text:p text:style-name="P5">Łukasz Włodarczyk</text:p>
            <text:p text:style-name="P5"/>
          </table:table-cell>
          <table:table-cell table:style-name="Table1.A2" office:value-type="string">
            <text:p text:style-name="P3"><text:span text:style-name="T1">Final Computational Client and Server corrections.</text:span></text:p>
          </table:table-cell>
        </table:table-row>
        <text:soft-page-break/>
        <table:table-row table:style-name="Table1.2">
          <table:table-cell table:style-name="Table1.A2" office:value-type="string">
            <text:p text:style-name="P4"><text:span text:style-name="T1">30.03.2015</text:span></text:p>
          </table:table-cell>
          <table:table-cell table:style-name="Table1.A2" office:value-type="string">
            <text:p text:style-name="P5">Karol Muszyński</text:p>
            <text:p text:style-name="P5">Alicja Kostrzewa</text:p>
            <text:p text:style-name="P5">Hubert Hunia</text:p>
            <text:p text:style-name="P5">Łukasz Włodarczyk</text:p>
            <text:p text:style-name="P5">Michał Grabowski</text:p>
          </table:table-cell>
          <table:table-cell table:style-name="Table1.A2" office:value-type="string">
            <text:p text:style-name="P3"><text:span text:style-name="T1">Final test of communication and deliver to evaluate.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20.04 – 27.04.2015</text:span></text:p>
          </table:table-cell>
          <table:table-cell table:style-name="Table1.A2" office:value-type="string">
            <text:p text:style-name="P5">Alicja Kostrzewa</text:p>
            <text:p text:style-name="P5">Hubert Hunia</text:p>
            <text:p text:style-name="P7"/>
          </table:table-cell>
          <table:table-cell table:style-name="Table1.A2" office:value-type="string">
            <text:p text:style-name="P3"><text:span text:style-name="T1">Logic of the algorithm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04.05.2015</text:span></text:p>
          </table:table-cell>
          <table:table-cell table:style-name="Table1.A2" office:value-type="string">
            <text:p text:style-name="P5">Hubert Hunia</text:p>
            <text:p text:style-name="P5">Łukasz Włodarczyk</text:p>
            <text:p text:style-name="P5">Michał Grabowski</text:p>
          </table:table-cell>
          <table:table-cell table:style-name="Table1.A2" office:value-type="string">
            <text:p text:style-name="P3"><text:span text:style-name="T1">Communication of the Computational Node and Task Manager with the server.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07.05.2015</text:span></text:p>
          </table:table-cell>
          <table:table-cell table:style-name="Table1.A2" office:value-type="string">
            <text:p text:style-name="P5">Karol Muszyński</text:p>
            <text:p text:style-name="P5">Alicja Kostrzewa</text:p>
            <text:p text:style-name="P7"/>
          </table:table-cell>
          <table:table-cell table:style-name="Table1.A2" office:value-type="string">
            <text:p text:style-name="P3"><text:span text:style-name="T1">Reading data from .vrp file, Nodes functionality 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08.05.2015</text:span></text:p>
          </table:table-cell>
          <table:table-cell table:style-name="Table1.A2" office:value-type="string">
            <text:p text:style-name="P5">Alicja Kostrzewa</text:p>
            <text:p text:style-name="P5">Łukasz Włodarczyk</text:p>
            <text:p text:style-name="P5">Michał Grabowski</text:p>
          </table:table-cell>
          <table:table-cell table:style-name="Table1.A2" office:value-type="string">
            <text:p text:style-name="P3"><text:span text:style-name="T1">Partial problem dividing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11.05.2015</text:span></text:p>
          </table:table-cell>
          <table:table-cell table:style-name="Table1.A2" office:value-type="string">
            <text:p text:style-name="P5">Karol Muszyński</text:p>
            <text:p text:style-name="P5">Alicja Kostrzewa</text:p>
            <text:p text:style-name="P5">Hubert Hunia</text:p>
            <text:p text:style-name="P5">Łukasz Włodarczyk</text:p>
            <text:p text:style-name="P5">Michał Grabowski</text:p>
          </table:table-cell>
          <table:table-cell table:style-name="Table1.A2" office:value-type="string">
            <text:p text:style-name="P3"><text:span text:style-name="T1">Testing all functionalities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1">11.05.2015 – 25.05.2015</text:span></text:p>
          </table:table-cell>
          <table:table-cell table:style-name="Table1.A2" office:value-type="string">
            <text:p text:style-name="P5">Karol Muszyński</text:p>
            <text:p text:style-name="P5">Alicja Kostrzewa</text:p>
            <text:p text:style-name="P5">Hubert Hunia</text:p>
            <text:p text:style-name="P5">Łukasz Włodarczyk</text:p>
            <text:p text:style-name="P5">Michał Grabowski</text:p>
          </table:table-cell>
          <table:table-cell table:style-name="Table1.A2" office:value-type="string">
            <text:p text:style-name="P3"><text:span text:style-name="T1">Correcting minor mistakes, creating documentation and preparing for final delivery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name-complex="F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15%" fo:text-align="start" style:justify-single-word="false"/>
      <style:text-properties fo:text-transform="uppercase" fo:color="#5b9bd5" style:font-name="Calibri Light" fo:font-size="26pt" fo:letter-spacing="0.018cm" fo:font-weight="bold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5b9bd5" style:font-name="Calibri Light" fo:font-size="26pt" fo:letter-spacing="0.018cm" style:font-size-asian="26pt" style:font-name-complex="F" style:font-size-complex="2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ing_20_3_20_Char" style:display-name="Heading 3 Char" style:family="text" style:parent-style-name="Default_20_Paragraph_20_Font">
      <style:text-properties fo:color="#1f4d78" style:font-name="Calibri Light" fo:font-size="12pt" style:font-size-asian="12pt" style:font-name-complex="F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 Muszyński</meta:initial-creator>
    <meta:editing-cycles>4</meta:editing-cycles>
    <meta:print-date>2015-03-10T01:23:00</meta:print-date>
    <meta:creation-date>2015-03-10T01:20:00</meta:creation-date>
    <dc:date>2015-03-10T02:37:54.38</dc:date>
    <meta:editing-duration>PT4S</meta:editing-duration>
    <meta:generator>OpenOffice/4.1.1$Win32 OpenOffice.org_project/411m6$Build-9775</meta:generator>
    <meta:document-statistic meta:table-count="1" meta:image-count="2" meta:object-count="0" meta:page-count="4" meta:paragraph-count="120" meta:word-count="397" meta:character-count="28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